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2</text:p>
          </table:table-cell>
          <table:table-cell office:value-type="float" office:value="5">
            <text:p>5</text:p>
          </table:table-cell>
          <table:table-cell office:value-type="string">
            <text:p>=COUNTIF(C25:$C$54;B3)</text:p>
          </table:table-cell>
          <table:table-cell/>
        </table:table-row>
        <table:table-row table:style-name="ro2">
          <table:table-cell/>
          <table:table-cell office:value-type="string">
            <text:p>g-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-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office:value-type="string">
            <text:p>session</text:p>
          </table:table-cell>
          <table:table-cell office:value-type="string">
            <text:p>genre</text:p>
          </table:table-cell>
          <table:table-cell office:value-type="string">
            <text:p>=LEN(C25)</text:p>
          </table:table-cell>
          <table:table-cell office:value-type="string">
            <text:p>=MID(C25;3;D25-2)</text:p>
          </table:table-cell>
        </table:table-row>
        <table:table-row table:style-name="ro2">
          <table:table-cell/>
          <table:table-cell office:value-type="string">
            <text:p>@@s-1</text:p>
          </table:table-cell>
          <table:table-cell office:value-type="string">
            <text:p>g-1</text:p>
          </table:table-cell>
          <table:table-cell table:formula="of:=LEN([.C25])" office:value-type="float" office:value="3">
            <text:p>3</text:p>
          </table:table-cell>
          <table:table-cell table:formula="of:=MID([.C25];3;[.D25]-2)" office:value-type="string" office:string-value="1">
            <text:p>1</text:p>
          </table:table-cell>
        </table:table-row>
        <table:table-row table:style-name="ro2">
          <table:table-cell/>
          <table:table-cell office:value-type="string">
            <text:p>@@s-10</text:p>
          </table:table-cell>
          <table:table-cell office:value-type="string">
            <text:p>g-7</text:p>
          </table:table-cell>
          <table:table-cell table:formula="of:=LEN([.C26])" office:value-type="float" office:value="3">
            <text:p>3</text:p>
          </table:table-cell>
          <table:table-cell table:formula="of:=MID([.C26];3;[.D26]-2)" office:value-type="string" office:string-value="7">
            <text:p>7</text:p>
          </table:table-cell>
        </table:table-row>
        <table:table-row table:style-name="ro2">
          <table:table-cell/>
          <table:table-cell office:value-type="string">
            <text:p>@@s-11</text:p>
          </table:table-cell>
          <table:table-cell office:value-type="string">
            <text:p>g-5</text:p>
          </table:table-cell>
          <table:table-cell table:formula="of:=LEN([.C27])" office:value-type="float" office:value="3">
            <text:p>3</text:p>
          </table:table-cell>
          <table:table-cell table:formula="of:=MID([.C27];3;[.D27]-2)" office:value-type="string" office:string-value="5">
            <text:p>5</text:p>
          </table:table-cell>
        </table:table-row>
        <table:table-row table:style-name="ro2">
          <table:table-cell/>
          <table:table-cell office:value-type="string">
            <text:p>@@s-12</text:p>
          </table:table-cell>
          <table:table-cell office:value-type="string">
            <text:p>g-9</text:p>
          </table:table-cell>
          <table:table-cell table:formula="of:=LEN([.C28])" office:value-type="float" office:value="3">
            <text:p>3</text:p>
          </table:table-cell>
          <table:table-cell table:formula="of:=MID([.C28];3;[.D28]-2)" office:value-type="string" office:string-value="9">
            <text:p>9</text:p>
          </table:table-cell>
        </table:table-row>
        <table:table-row table:style-name="ro2">
          <table:table-cell/>
          <table:table-cell office:value-type="string">
            <text:p>@@s-13</text:p>
          </table:table-cell>
          <table:table-cell office:value-type="string">
            <text:p>g-10</text:p>
          </table:table-cell>
          <table:table-cell table:formula="of:=LEN([.C29])" office:value-type="float" office:value="4">
            <text:p>4</text:p>
          </table:table-cell>
          <table:table-cell table:formula="of:=MID([.C29];3;[.D29]-2)" office:value-type="string" office:string-value="10">
            <text:p>10</text:p>
          </table:table-cell>
        </table:table-row>
        <table:table-row table:style-name="ro2">
          <table:table-cell/>
          <table:table-cell office:value-type="string">
            <text:p>@@s-14</text:p>
          </table:table-cell>
          <table:table-cell office:value-type="string">
            <text:p>g-11</text:p>
          </table:table-cell>
          <table:table-cell table:formula="of:=LEN([.C30])" office:value-type="float" office:value="4">
            <text:p>4</text:p>
          </table:table-cell>
          <table:table-cell table:formula="of:=MID([.C30];3;[.D30]-2)" office:value-type="string" office:string-value="11">
            <text:p>11</text:p>
          </table:table-cell>
        </table:table-row>
        <table:table-row table:style-name="ro2">
          <table:table-cell/>
          <table:table-cell office:value-type="string">
            <text:p>@@s-15</text:p>
          </table:table-cell>
          <table:table-cell office:value-type="string">
            <text:p>g-4</text:p>
          </table:table-cell>
          <table:table-cell table:formula="of:=LEN([.C31])" office:value-type="float" office:value="3">
            <text:p>3</text:p>
          </table:table-cell>
          <table:table-cell table:formula="of:=MID([.C31];3;[.D31]-2)" office:value-type="string" office:string-value="4">
            <text:p>4</text:p>
          </table:table-cell>
        </table:table-row>
        <table:table-row table:style-name="ro2">
          <table:table-cell/>
          <table:table-cell office:value-type="string">
            <text:p>@@s-16</text:p>
          </table:table-cell>
          <table:table-cell office:value-type="string">
            <text:p>g-12</text:p>
          </table:table-cell>
          <table:table-cell table:formula="of:=LEN([.C32])" office:value-type="float" office:value="4">
            <text:p>4</text:p>
          </table:table-cell>
          <table:table-cell table:formula="of:=MID([.C32];3;[.D32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17</text:p>
          </table:table-cell>
          <table:table-cell office:value-type="string">
            <text:p>g-12</text:p>
          </table:table-cell>
          <table:table-cell table:formula="of:=LEN([.C33])" office:value-type="float" office:value="4">
            <text:p>4</text:p>
          </table:table-cell>
          <table:table-cell table:formula="of:=MID([.C33];3;[.D33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18</text:p>
          </table:table-cell>
          <table:table-cell office:value-type="string">
            <text:p>g-12</text:p>
          </table:table-cell>
          <table:table-cell table:formula="of:=LEN([.C34])" office:value-type="float" office:value="4">
            <text:p>4</text:p>
          </table:table-cell>
          <table:table-cell table:formula="of:=MID([.C34];3;[.D34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19</text:p>
          </table:table-cell>
          <table:table-cell office:value-type="string">
            <text:p>g-12</text:p>
          </table:table-cell>
          <table:table-cell table:formula="of:=LEN([.C35])" office:value-type="float" office:value="4">
            <text:p>4</text:p>
          </table:table-cell>
          <table:table-cell table:formula="of:=MID([.C35];3;[.D35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2</text:p>
          </table:table-cell>
          <table:table-cell office:value-type="string">
            <text:p>g-2</text:p>
          </table:table-cell>
          <table:table-cell table:formula="of:=LEN([.C36])" office:value-type="float" office:value="3">
            <text:p>3</text:p>
          </table:table-cell>
          <table:table-cell table:formula="of:=MID([.C36];3;[.D36]-2)" office:value-type="string" office:string-value="2">
            <text:p>2</text:p>
          </table:table-cell>
        </table:table-row>
        <table:table-row table:style-name="ro2">
          <table:table-cell/>
          <table:table-cell office:value-type="string">
            <text:p>@@s-20</text:p>
          </table:table-cell>
          <table:table-cell office:value-type="string">
            <text:p>g-10</text:p>
          </table:table-cell>
          <table:table-cell table:formula="of:=LEN([.C37])" office:value-type="float" office:value="4">
            <text:p>4</text:p>
          </table:table-cell>
          <table:table-cell table:formula="of:=MID([.C37];3;[.D37]-2)" office:value-type="string" office:string-value="10">
            <text:p>10</text:p>
          </table:table-cell>
        </table:table-row>
        <table:table-row table:style-name="ro2">
          <table:table-cell/>
          <table:table-cell office:value-type="string">
            <text:p>@@s-21</text:p>
          </table:table-cell>
          <table:table-cell office:value-type="string">
            <text:p>g-10</text:p>
          </table:table-cell>
          <table:table-cell table:formula="of:=LEN([.C38])" office:value-type="float" office:value="4">
            <text:p>4</text:p>
          </table:table-cell>
          <table:table-cell table:formula="of:=MID([.C38];3;[.D38]-2)" office:value-type="string" office:string-value="10">
            <text:p>10</text:p>
          </table:table-cell>
        </table:table-row>
        <table:table-row table:style-name="ro2">
          <table:table-cell/>
          <table:table-cell office:value-type="string">
            <text:p>@@s-22</text:p>
          </table:table-cell>
          <table:table-cell office:value-type="string">
            <text:p>g-13</text:p>
          </table:table-cell>
          <table:table-cell table:formula="of:=LEN([.C39])" office:value-type="float" office:value="4">
            <text:p>4</text:p>
          </table:table-cell>
          <table:table-cell table:formula="of:=MID([.C39];3;[.D39]-2)" office:value-type="string" office:string-value="13">
            <text:p>13</text:p>
          </table:table-cell>
        </table:table-row>
        <table:table-row table:style-name="ro2">
          <table:table-cell/>
          <table:table-cell office:value-type="string">
            <text:p>@@s-23</text:p>
          </table:table-cell>
          <table:table-cell office:value-type="string">
            <text:p>g-12</text:p>
          </table:table-cell>
          <table:table-cell table:formula="of:=LEN([.C40])" office:value-type="float" office:value="4">
            <text:p>4</text:p>
          </table:table-cell>
          <table:table-cell table:formula="of:=MID([.C40];3;[.D40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24</text:p>
          </table:table-cell>
          <table:table-cell office:value-type="string">
            <text:p>g-12</text:p>
          </table:table-cell>
          <table:table-cell table:formula="of:=LEN([.C41])" office:value-type="float" office:value="4">
            <text:p>4</text:p>
          </table:table-cell>
          <table:table-cell table:formula="of:=MID([.C41];3;[.D41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25</text:p>
          </table:table-cell>
          <table:table-cell office:value-type="string">
            <text:p>g-12</text:p>
          </table:table-cell>
          <table:table-cell table:formula="of:=LEN([.C42])" office:value-type="float" office:value="4">
            <text:p>4</text:p>
          </table:table-cell>
          <table:table-cell table:formula="of:=MID([.C42];3;[.D42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26</text:p>
          </table:table-cell>
          <table:table-cell office:value-type="string">
            <text:p>g-12</text:p>
          </table:table-cell>
          <table:table-cell table:formula="of:=LEN([.C43])" office:value-type="float" office:value="4">
            <text:p>4</text:p>
          </table:table-cell>
          <table:table-cell table:formula="of:=MID([.C43];3;[.D43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27</text:p>
          </table:table-cell>
          <table:table-cell office:value-type="string">
            <text:p>g-12</text:p>
          </table:table-cell>
          <table:table-cell table:formula="of:=LEN([.C44])" office:value-type="float" office:value="4">
            <text:p>4</text:p>
          </table:table-cell>
          <table:table-cell table:formula="of:=MID([.C44];3;[.D44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28</text:p>
          </table:table-cell>
          <table:table-cell office:value-type="string">
            <text:p>g-12</text:p>
          </table:table-cell>
          <table:table-cell table:formula="of:=LEN([.C45])" office:value-type="float" office:value="4">
            <text:p>4</text:p>
          </table:table-cell>
          <table:table-cell table:formula="of:=MID([.C45];3;[.D45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29</text:p>
          </table:table-cell>
          <table:table-cell office:value-type="string">
            <text:p>g-12</text:p>
          </table:table-cell>
          <table:table-cell table:formula="of:=LEN([.C46])" office:value-type="float" office:value="4">
            <text:p>4</text:p>
          </table:table-cell>
          <table:table-cell table:formula="of:=MID([.C46];3;[.D46]-2)" office:value-type="string" office:string-value="12">
            <text:p>12</text:p>
          </table:table-cell>
        </table:table-row>
        <table:table-row table:style-name="ro2">
          <table:table-cell/>
          <table:table-cell office:value-type="string">
            <text:p>@@s-3</text:p>
          </table:table-cell>
          <table:table-cell office:value-type="string">
            <text:p>g-3</text:p>
          </table:table-cell>
          <table:table-cell table:formula="of:=LEN([.C47])" office:value-type="float" office:value="3">
            <text:p>3</text:p>
          </table:table-cell>
          <table:table-cell table:formula="of:=MID([.C47];3;[.D47]-2)" office:value-type="string" office:string-value="3">
            <text:p>3</text:p>
          </table:table-cell>
        </table:table-row>
        <table:table-row table:style-name="ro2">
          <table:table-cell/>
          <table:table-cell office:value-type="string">
            <text:p>@@s-30</text:p>
          </table:table-cell>
          <table:table-cell office:value-type="string">
            <text:p>g-15</text:p>
          </table:table-cell>
          <table:table-cell table:formula="of:=LEN([.C48])" office:value-type="float" office:value="4">
            <text:p>4</text:p>
          </table:table-cell>
          <table:table-cell table:formula="of:=MID([.C48];3;[.D48]-2)" office:value-type="string" office:string-value="15">
            <text:p>15</text:p>
          </table:table-cell>
        </table:table-row>
        <table:table-row table:style-name="ro2">
          <table:table-cell/>
          <table:table-cell office:value-type="string">
            <text:p>@@s-4</text:p>
          </table:table-cell>
          <table:table-cell office:value-type="string">
            <text:p>g-4</text:p>
          </table:table-cell>
          <table:table-cell table:formula="of:=LEN([.C49])" office:value-type="float" office:value="3">
            <text:p>3</text:p>
          </table:table-cell>
          <table:table-cell table:formula="of:=MID([.C49];3;[.D49]-2)" office:value-type="string" office:string-value="4">
            <text:p>4</text:p>
          </table:table-cell>
        </table:table-row>
        <table:table-row table:style-name="ro2">
          <table:table-cell/>
          <table:table-cell office:value-type="string">
            <text:p>@@s-5</text:p>
          </table:table-cell>
          <table:table-cell office:value-type="string">
            <text:p>g-5</text:p>
          </table:table-cell>
          <table:table-cell table:formula="of:=LEN([.C50])" office:value-type="float" office:value="3">
            <text:p>3</text:p>
          </table:table-cell>
          <table:table-cell table:formula="of:=MID([.C50];3;[.D50]-2)" office:value-type="string" office:string-value="5">
            <text:p>5</text:p>
          </table:table-cell>
        </table:table-row>
        <table:table-row table:style-name="ro2">
          <table:table-cell/>
          <table:table-cell office:value-type="string">
            <text:p>@@s-6</text:p>
          </table:table-cell>
          <table:table-cell office:value-type="string">
            <text:p>g-5</text:p>
          </table:table-cell>
          <table:table-cell table:formula="of:=LEN([.C51])" office:value-type="float" office:value="3">
            <text:p>3</text:p>
          </table:table-cell>
          <table:table-cell table:formula="of:=MID([.C51];3;[.D51]-2)" office:value-type="string" office:string-value="5">
            <text:p>5</text:p>
          </table:table-cell>
        </table:table-row>
        <table:table-row table:style-name="ro2">
          <table:table-cell/>
          <table:table-cell office:value-type="string">
            <text:p>@@s-7</text:p>
          </table:table-cell>
          <table:table-cell office:value-type="string">
            <text:p>g-6</text:p>
          </table:table-cell>
          <table:table-cell table:formula="of:=LEN([.C52])" office:value-type="float" office:value="3">
            <text:p>3</text:p>
          </table:table-cell>
          <table:table-cell table:formula="of:=MID([.C52];3;[.D52]-2)" office:value-type="string" office:string-value="6">
            <text:p>6</text:p>
          </table:table-cell>
        </table:table-row>
        <table:table-row table:style-name="ro2">
          <table:table-cell/>
          <table:table-cell office:value-type="string">
            <text:p>@@s-8</text:p>
          </table:table-cell>
          <table:table-cell office:value-type="string">
            <text:p>g-7</text:p>
          </table:table-cell>
          <table:table-cell table:formula="of:=LEN([.C53])" office:value-type="float" office:value="3">
            <text:p>3</text:p>
          </table:table-cell>
          <table:table-cell table:formula="of:=MID([.C53];3;[.D53]-2)" office:value-type="string" office:string-value="7">
            <text:p>7</text:p>
          </table:table-cell>
        </table:table-row>
        <table:table-row table:style-name="ro2">
          <table:table-cell/>
          <table:table-cell office:value-type="string">
            <text:p>@@s-9</text:p>
          </table:table-cell>
          <table:table-cell office:value-type="string">
            <text:p>g-8</text:p>
          </table:table-cell>
          <table:table-cell table:formula="of:=LEN([.C54])" office:value-type="float" office:value="3">
            <text:p>3</text:p>
          </table:table-cell>
          <table:table-cell table:formula="of:=MID([.C54];3;[.D54]-2)" office:value-type="string" office:string-value="8">
            <text:p>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1'.B24:'1'.E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2021/06/22</text:date>, <text:time>14:16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6-22T14:05:59.90</meta:creation-date>
    <dc:date>2021-06-22T14:16:38.44</dc:date>
    <dc:creator>iwabuchi ken</dc:creator>
    <meta:editing-duration>PT4M16S</meta:editing-duration>
    <meta:editing-cycles>4</meta:editing-cycles>
    <meta:generator>OpenOffice/4.1.3$Win32 OpenOffice.org_project/413m1$Build-9783</meta:generator>
    <meta:document-statistic meta:table-count="3" meta:cell-count="163" meta:object-count="0"/>
  </office:meta>
</office:document-meta>
</file>